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style:text-underline-style="solid" style:text-underline-width="auto" style:text-underline-color="font-color" officeooo:rsid="001b542d" officeooo:paragraph-rsid="001b542d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officeooo:rsid="001b542d" officeooo:paragraph-rsid="001b542d" style:font-size-asian="24pt" style:font-size-complex="24pt"/>
    </style:style>
    <style:style style:name="P3" style:family="paragraph" style:parent-style-name="Standard">
      <style:text-properties fo:font-size="14pt" style:text-underline-style="solid" style:text-underline-width="auto" style:text-underline-color="font-color" officeooo:rsid="001b542d" officeooo:paragraph-rsid="001c1d09" style:font-size-asian="14pt" style:font-size-complex="14pt"/>
    </style:style>
    <style:style style:name="P4" style:family="paragraph" style:parent-style-name="Standard">
      <style:text-properties fo:font-size="14pt" style:text-underline-style="solid" style:text-underline-width="auto" style:text-underline-color="font-color" officeooo:rsid="001c1d09" officeooo:paragraph-rsid="001c1d09" style:font-size-asian="14pt" style:font-size-complex="14pt"/>
    </style:style>
    <style:style style:name="P5" style:family="paragraph" style:parent-style-name="Standard">
      <style:paragraph-properties fo:break-before="page"/>
      <style:text-properties fo:font-size="14pt" style:text-underline-style="solid" style:text-underline-width="auto" style:text-underline-color="font-color" officeooo:rsid="001df64b" officeooo:paragraph-rsid="001df64b" style:font-size-asian="14pt" style:font-size-complex="14pt"/>
    </style:style>
    <style:style style:name="P6" style:family="paragraph" style:parent-style-name="Standard">
      <style:text-properties fo:font-size="12pt" style:text-underline-style="none" officeooo:rsid="001b542d" officeooo:paragraph-rsid="001b542d" style:font-size-asian="10.5pt" style:font-size-complex="12pt"/>
    </style:style>
    <style:style style:name="P7" style:family="paragraph" style:parent-style-name="Standard">
      <style:text-properties fo:font-size="12pt" style:text-underline-style="none" officeooo:rsid="001b542d" officeooo:paragraph-rsid="001bc1d9" style:font-size-asian="10.5pt" style:font-size-complex="12pt"/>
    </style:style>
    <style:style style:name="P8" style:family="paragraph" style:parent-style-name="Standard">
      <style:text-properties fo:font-size="12pt" style:text-underline-style="none" officeooo:rsid="001b542d" officeooo:paragraph-rsid="001c1d09" style:font-size-asian="10.5pt" style:font-size-complex="12pt"/>
    </style:style>
    <style:style style:name="P9" style:family="paragraph" style:parent-style-name="Standard">
      <style:text-properties fo:font-size="12pt" style:text-underline-style="none" officeooo:rsid="001df64b" officeooo:paragraph-rsid="001df64b" style:font-size-asian="10.5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bc1d9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bc1d9" style:font-style-asian="normal" style:font-style-complex="normal"/>
    </style:style>
    <style:style style:name="T5" style:family="text">
      <style:text-properties fo:font-style="normal" officeooo:rsid="001c1d09" style:font-style-asian="normal" style:font-style-complex="normal"/>
    </style:style>
    <style:style style:name="T6" style:family="text">
      <style:text-properties officeooo:rsid="001bc1d9"/>
    </style:style>
    <style:style style:name="T7" style:family="text">
      <style:text-properties fo:font-size="12pt" style:text-underline-style="none" style:font-size-asian="10.5pt" style:font-size-complex="12pt"/>
    </style:style>
    <style:style style:name="T8" style:family="text">
      <style:text-properties officeooo:rsid="001c1d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allation MySQL , Apache, PHP a partir codes sources:</text:p>
      <text:p text:style-name="P1"/>
      <text:p text:style-name="P3">1-MySQL:</text:p>
      <text:p text:style-name="P3"><text:span text:style-name="T7">~$ sudo su <text:s text:c="5"/></text:span></text:p>
      <text:p text:style-name="P8">~$ cd /<text:span text:style-name="T1">usr</text:span><text:span text:style-name="T3">/local/</text:span><text:span text:style-name="T5">etc</text:span></text:p>
      <text:p text:style-name="P8">~/cd/usr/local/<text:span text:style-name="T6">src</text:span> $ bunzip2 /home/mit/mysql-</text:p>
      <text:p text:style-name="P8">~/cd/usr/local/<text:span text:style-name="T6">src</text:span> $ <text:span text:style-name="T6">tar -xvf /home/mit/mysql-</text:span></text:p>
      <text:p text:style-name="P8">~/cd/usr/local/<text:span text:style-name="T6">src</text:span> $ <text:span text:style-name="T6">cd myql</text:span></text:p>
      <text:p text:style-name="P8">~/cd/usr/local/<text:span text:style-name="T6">src/mysql</text:span> $ <text:span text:style-name="T6">bunzip2 /</text:span><text:span text:style-name="T2">home</text:span><text:span text:style-name="T4">/mit/</text:span><text:span text:style-name="T5">boost</text:span></text:p>
      <text:p text:style-name="P8"><text:span text:style-name="T4">~/cd/usr/local/src/mysql $ tar -xvf /home/mit/</text:span><text:span text:style-name="T5">boost</text:span></text:p>
      <text:p text:style-name="P8"><text:span text:style-name="T4">~/cd/usr/local/src/mysql $ </text:span><text:span text:style-name="T5">cd boost</text:span></text:p>
      <text:p text:style-name="P8"><text:span text:style-name="T4">~/cd/usr/local/src/mysql $ </text:span><text:span text:style-name="T5">ls -a</text:span></text:p>
      <text:p text:style-name="P8"><text:span text:style-name="T4">~/cd/usr/local/src/mysql $ </text:span><text:span text:style-name="T5">README</text:span></text:p>
      <text:p text:style-name="P8"><text:span text:style-name="T4">~/cd/usr/local/src/mysql $ ./</text:span><text:span text:style-name="T5">boost</text:span></text:p>
      <text:p text:style-name="P8"><text:span text:style-name="T4">~/cd/usr/local/src/mysql $ ./</text:span><text:span text:style-name="T5">b2</text:span></text:p>
      <text:p text:style-name="P8"><text:span text:style-name="T4">~/cd/usr/local/src/mysql $ ./</text:span><text:span text:style-name="T5">b2 install</text:span></text:p>
      <text:p text:style-name="P8"><text:span text:style-name="T4">~/cd/usr/local/src/mysql $ </text:span><text:span text:style-name="T5">mkdir build</text:span></text:p>
      <text:p text:style-name="P8"><text:span text:style-name="T4">~/cd/usr/local/src/mysql $ </text:span><text:span text:style-name="T5">cd build</text:span></text:p>
      <text:p text:style-name="P8"><text:span text:style-name="T4">~/cd/usr/local/src/mysql $</text:span><text:span text:style-name="T5"> cmake</text:span></text:p>
      <text:p text:style-name="P8"><text:span text:style-name="T5"><text:s text:c="3"/>no error</text:span></text:p>
      <text:p text:style-name="P8"><text:span text:style-name="T4">~/cd/usr/local/src/mysql $ </text:span><text:span text:style-name="T5">make</text:span></text:p>
      <text:p text:style-name="P8"><text:span text:style-name="T4">~/cd/usr/local/src/mysql $ </text:span><text:span text:style-name="T5">make install</text:span></text:p>
      <text:p text:style-name="P8"><text:span text:style-name="T5"/></text:p>
      <text:p text:style-name="P4">2-Apache2:</text:p>
      <text:p text:style-name="P4"/>
      <text:p text:style-name="P6">~$ sudo su <text:s text:c="5"/></text:p>
      <text:p text:style-name="P6">~$ cd /<text:span text:style-name="T1">usr</text:span><text:span text:style-name="T3">/local/</text:span><text:span text:style-name="T4">src</text:span></text:p>
      <text:p text:style-name="P6">~/cd/usr/local/<text:span text:style-name="T6">src</text:span> $ bunzip2 /home/mit/<text:span text:style-name="T8">httpd</text:span>-</text:p>
      <text:p text:style-name="P7">~/cd/usr/local/<text:span text:style-name="T6">src</text:span> $ <text:span text:style-name="T6">tar -xvf /home/mit/</text:span><text:span text:style-name="T8">httpd-</text:span></text:p>
      <text:p text:style-name="P7">~/cd/usr/local/<text:span text:style-name="T6">src</text:span> $ <text:span text:style-name="T6">cd </text:span><text:span text:style-name="T8">httpd</text:span></text:p>
      <text:p text:style-name="P7">~/cd/usr/local/<text:span text:style-name="T6">src/</text:span><text:span text:style-name="T8">httpd</text:span> $ <text:span text:style-name="T6">bunzip2 /</text:span><text:span text:style-name="T2">home</text:span><text:span text:style-name="T4">/mit/apr</text:span></text:p>
      <text:p text:style-name="P7"><text:span text:style-name="T4">~/cd/usr/local/src/</text:span><text:span text:style-name="T5">httpd</text:span><text:span text:style-name="T4"> $ tar -xvf /home/mit/apr</text:span></text:p>
      <text:p text:style-name="P8"><text:span text:style-name="T4">~/cd/usr/local/src/</text:span><text:span text:style-name="T5">httpd</text:span><text:span text:style-name="T4"> $ </text:span><text:span text:style-name="T5">cd apr</text:span></text:p>
      <text:p text:style-name="P7"><text:span text:style-name="T4">~/cd/usr/local/src/</text:span><text:span text:style-name="T5">httpd/apr</text:span><text:span text:style-name="T4"> $</text:span><text:span text:style-name="T5"> ./configure</text:span></text:p>
      <text:p text:style-name="P8"><text:span text:style-name="T4">~/cd/usr/local/src/</text:span><text:span text:style-name="T5">httpd/apr</text:span><text:span text:style-name="T4">$ </text:span><text:span text:style-name="T5">make</text:span></text:p>
      <text:p text:style-name="P8"><text:span text:style-name="T4">~/cd/usr/local/src/</text:span><text:span text:style-name="T5">httpd/apr</text:span><text:span text:style-name="T4"> $ </text:span><text:span text:style-name="T5">cd ..</text:span></text:p>
      <text:p text:style-name="P8"><text:span text:style-name="T4">~/cd/usr/local/src/</text:span><text:span text:style-name="T5">httpd</text:span><text:span text:style-name="T4"> $ bunzip2 /</text:span><text:span text:style-name="T2">home</text:span><text:span text:style-name="T4">/mit/apr-</text:span><text:span text:style-name="T5">util</text:span></text:p>
      <text:p text:style-name="P8"><text:span text:style-name="T4">~/cd/usr/local/src/</text:span><text:span text:style-name="T5">httpd</text:span><text:span text:style-name="T4"> $</text:span><text:span text:style-name="T5"> tar -xvf /home/mit/apr-util</text:span></text:p>
      <text:p text:style-name="P8"><text:span text:style-name="T4">~/cd/usr/local/src/</text:span><text:span text:style-name="T5">httpd/apr-util</text:span><text:span text:style-name="T4"> $</text:span><text:span text:style-name="T5"> ./configure –with-apr=/usr/local/apr/bin/apr-1-config</text:span></text:p>
      <text:p text:style-name="P8"><text:span text:style-name="T4">~/cd/usr/local/src/</text:span><text:span text:style-name="T5">httpd/apr-util</text:span><text:span text:style-name="T4"> $</text:span><text:span text:style-name="T5"> make &amp;&amp; make install</text:span></text:p>
      <text:p text:style-name="P5"><text:span text:style-name="T5">3-</text:span><text:span text:style-name="T3">PHP:</text:span></text:p>
      <text:p text:style-name="P9"><text:span text:style-name="T3"/></text:p>
      <text:p text:style-name="P9"><text:span text:style-name="T3">~$sudo su</text:span></text:p>
      <text:p text:style-name="P9"><text:span text:style-name="T3">~$;kdir php_source</text:span></text:p>
      <text:p text:style-name="P9"><text:span text:style-name="T3">~$cd php_source</text:span></text:p>
      <text:p text:style-name="P9"><text:span text:style-name="T3">~/php_source$ gunzip /</text:span><text:span text:style-name="T1">home/mit/php-8.3.6.tar.zip</text:span></text:p>
      <text:p text:style-name="P9"><text:span text:style-name="T3">~/php_source$ tar -xvf /</text:span><text:span text:style-name="T1">home/mit/php-8.3.6.tar</text:span></text:p>
      <text:p text:style-name="P9"><text:span text:style-name="T3">~/php_source$ cd php-8.3.6</text:span></text:p>
      <text:p text:style-name="P9"><text:span text:style-name="T3">~/php_xources/php-8.3.6$ more README.md</text:span></text:p>
      <text:p text:style-name="P9"><text:span text:style-name="T3">~/php_xources/php-8.3.6$ apt install -y pkg-conf build-essential autoconf bizon re2c \ libxm12-dev libsqlete3-dev</text:span></text:p>
      <text:p text:style-name="P9"><text:span text:style-name="T3">~/php_xources/php-8.3.6$ ./buildconf</text:span></text:p>
      <text:p text:style-name="P9"><text:span text:style-name="T3">~/php_xources/php-8.3.6$ <text:s/>./configure</text:span></text:p>
      <text:p text:style-name="P9"><text:span text:style-name="T3">~/php_xources/php-8.3.6$ <text:s/>make </text:span></text:p>
      <text:p text:style-name="P9"><text:span text:style-name="T3">sans erreur</text:span></text:p>
      <text:p text:style-name="P9"><text:span text:style-name="T3">~/php_xources/php-8.3.6$ <text:s/>make installer</text:span></text:p>
      <text:p text:style-name="P9"><text:span text:style-name="T3">verification: php --version</text:span></text:p>
      <text:p text:style-name="P9"><text:span text:style-name="T1"/></text:p>
      <text:p text:style-name="P9"><text:span text:style-name="T1"/></text:p>
      <text:p text:style-name="P9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21:42:02.571184800</meta:creation-date>
    <dc:date>2024-04-23T22:31:51.029736298</dc:date>
    <meta:editing-duration>PT1M54S</meta:editing-duration>
    <meta:editing-cycles>1</meta:editing-cycles>
    <meta:document-statistic meta:table-count="0" meta:image-count="0" meta:object-count="0" meta:page-count="2" meta:paragraph-count="52" meta:word-count="187" meta:character-count="1872" meta:non-whitespace-character-count="1719"/>
    <meta:generator>LibreOffice/7.3.7.2$Linux_X86_64 LibreOffice_project/30$Build-2</meta:generator>
  </office:meta>
</office:document-meta>
</file>